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B4000009AF26859527.png" manifest:media-type="image/png"/>
  <manifest:file-entry manifest:full-path="Pictures/1000000100000DB4000009AFAE0908A6.png" manifest:media-type="image/png"/>
  <manifest:file-entry manifest:full-path="Pictures/100000000000067A000002EEA1328D63.jpg" manifest:media-type="image/jpeg"/>
  <manifest:file-entry manifest:full-path="Pictures/1000000100000A0400000120B627670B.png" manifest:media-type="image/png"/>
  <manifest:file-entry manifest:full-path="Pictures/1000000100000DB4000009AF633E88A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Title_20_Slide-title">
      <style:graphic-properties fo:min-height="3.18cm" loext:decorative="false"/>
      <style:paragraph-properties style:writing-mode="lr-tb"/>
    </style:style>
    <style:style style:name="pr2" style:family="presentation" style:parent-style-name="Title_20_Slide-subtitle">
      <style:graphic-properties draw:fill-color="#ffffff" draw:auto-grow-height="true" fo:min-height="4.678cm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_20_1-title">
      <style:graphic-properties draw:auto-grow-height="true" fo:min-height="1.803cm" loext:decorative="false"/>
      <style:paragraph-properties style:writing-mode="lr-tb"/>
    </style:style>
    <style:style style:name="pr5" style:family="presentation" style:parent-style-name="Default_20_1-outline1">
      <style:graphic-properties fo:min-height="13.72cm" loext:decorative="false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508cm" fo:text-align="end"/>
      <style:text-properties fo:font-size="32pt" style:font-size-asian="32pt" style:font-size-complex="32pt"/>
    </style:style>
    <style:style style:name="P3" style:family="paragraph">
      <style:paragraph-properties fo:text-align="end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paragraph-properties fo:text-align="end"/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presentation:style-name="pr1" draw:layer="layout" svg:width="30.479cm" svg:height="3.18cm" svg:x="1.905cm" svg:y="5.075cm" presentation:class="title" presentation:user-transformed="true">
          <draw:text-box>
            <text:p>Title</text:p>
          </draw:text-box>
        </draw:frame>
        <draw:frame presentation:style-name="pr2" draw:text-style-name="P1" draw:layer="layout" svg:width="22.859cm" svg:height="4.678cm" svg:x="5.716cm" svg:y="8.255cm" presentation:class="subtitle">
          <draw:text-box>
            <text:p>A Subtitle</text:p>
          </draw:text-box>
        </draw:frame>
        <draw:frame draw:style-name="gr1" draw:text-style-name="P4" draw:layer="layout" svg:width="10.541cm" svg:height="3.861cm" svg:x="21.844cm" svg:y="11.536cm">
          <draw:text-box>
            <text:p text:style-name="P2"><text:span text:style-name="T1">Your Name</text:span></text:p>
            <text:p text:style-name="P3"><text:span text:style-name="T2">Montana State University</text:span></text:p>
            <text:p text:style-name="P3"><text:span text:style-name="T2">Your Department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3">
        <draw:frame presentation:style-name="pr4" draw:layer="layout" svg:width="30.479cm" svg:height="1.803cm" svg:x="0.631cm" svg:y="0.222cm" presentation:class="title" presentation:user-transformed="true">
          <draw:text-box>
            <text:p>Example</text:p>
          </draw:text-box>
        </draw:frame>
        <draw:frame presentation:style-name="pr5" draw:layer="layout" svg:width="14.873cm" svg:height="14.132cm" svg:x="1.235cm" svg:y="3.222cm" presentation:class="outline" presentation:placeholder="true">
          <draw:text-box/>
        </draw:frame>
        <draw:frame presentation:style-name="pr5" draw:layer="layout" svg:width="14.873cm" svg:height="14.132cm" svg:x="16.853cm" svg:y="3.222cm" presentation:class="outline" presentation:placeholder="true">
          <draw:text-box/>
        </draw:frame>
        <presentation:notes draw:style-name="dp2">
          <draw:page-thumbnail draw:style-name="gr2" draw:layer="layout" svg:width="16.932cm" svg:height="9.524cm" svg:x="1.058cm" svg:y="1.93cm" draw:page-number="2" presentation:class="page"/>
          <draw:frame presentation:style-name="pr6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cm" fo:margin-bottom="0cm"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Nimbus Roman1" fo:font-family="'Nimbus Roman'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Nimbus Roman1" fo:font-family="'Nimbus Roman'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Nimbus Roman1" fo:font-family="'Nimbus Roman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Nimbus Roman1" fo:font-family="'Nimbus Roman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graphic-properties draw:stroke="none" draw:fill="none" draw:auto-grow-height="false" draw:fit-to-size="false" style:shrink-to-fit="true" fo:min-height="11.049cm" style:writing-mode="lr-tb">
        <text:list-style style:name="Title_20_Slide-outline5" style:display-name="Title Slide-outline5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imbus Roman1" fo:font-family="'Nimbus Roman'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itle_20_Slide-outline6" style:display-name="Title Slide-outline6" style:family="presentation" style:parent-style-name="Title_20_Slide-outline5">
      <style:paragraph-properties fo:text-align="center"/>
      <style:text-properties style:font-name="Nimbus Roman1" fo:font-family="'Nimbus Roman'" style:font-pitch="variable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text-align="center"/>
      <style:text-properties style:font-name="Nimbus Roman1" fo:font-family="'Nimbus Roman'" style:font-pitch="variable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Nimbus Roman1" fo:font-family="'Nimbus Roman'" style:font-pitch="variable" fo:font-size="4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Nimbus Roman" fo:font-family="'Nimbus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Nimbus Roman" fo:font-family="'Nimbus Roman'" style:font-family-generic="roman" style:font-pitch="variable" fo:font-size="36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1.688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36cm, 0cm)" draw:image-opacity="100%" style:mirror="none" loext:decorative="fals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3.12cm, 0cm)" draw:image-opacity="100%" style:mirror="none" loext:decorative="false"/>
    </style:style>
    <style:style style:name="M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3.117cm, 0cm)" draw:image-opacity="100%" style:mirror="none" loext:decorative="false"/>
    </style:style>
    <style:style style:name="Mpr1" style:family="presentation" style:parent-style-name="Title_20_Slide-outline1">
      <style:graphic-properties fo:min-height="11.049cm" loext:decorative="false"/>
      <style:paragraph-properties style:writing-mode="lr-tb"/>
    </style:style>
    <style:style style:name="Mpr2" style:family="presentation" style:parent-style-name="Title_20_Slide-title">
      <style:graphic-properties draw:auto-grow-height="false" fo:min-height="3.181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middle" draw:auto-grow-height="false" fo:min-height="1.314cm" loext:decorative="false"/>
      <style:paragraph-properties style:writing-mode="lr-tb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28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28pt" style:font-size-asian="14pt" style:font-size-complex="14pt"/>
    </style:style>
    <style:style style:name="MP9" style:family="paragraph">
      <style:text-properties fo:font-size="32pt" style:font-size-asian="32pt" style:font-size-complex="32pt"/>
    </style:style>
    <style:style style:name="MP10" style:family="paragraph"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4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T1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1_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style-name="Mgr3" draw:text-style-name="MP5" draw:layer="backgroundobjects" svg:width="33.909cm" svg:height="5.079cm" svg:x="0cm" svg:y="0cm">
        <draw:image xlink:href="Pictures/1000000100000DB4000009AF633E88A2.png" xlink:type="simple" xlink:show="embed" xlink:actuate="onLoad" draw:mime-type="image/png">
          <text:p/>
        </draw:image>
      </draw:frame>
      <draw:frame draw:name="Picture 10" draw:style-name="Mgr4" draw:text-style-name="MP6" draw:layer="backgroundobjects" svg:width="29.845cm" svg:height="3.257cm" svg:x="0cm" svg:y="15.822cm">
        <draw:image xlink:href="Pictures/1000000100000A0400000120B627670B.png" xlink:type="simple" xlink:show="embed" xlink:actuate="onLoad" draw:mime-type="image/png">
          <text:p/>
        </draw:image>
      </draw:frame>
      <draw:frame draw:name="Picture 9" draw:style-name="Mgr5" draw:text-style-name="MP6" draw:layer="backgroundobjects" svg:width="5.969cm" svg:height="2.641cm" svg:x="27.898cm" svg:y="16.409cm">
        <draw:image xlink:href="Pictures/100000000000067A000002EEA1328D63.jpg" xlink:type="simple" xlink:show="embed" xlink:actuate="onLoad" draw:mime-type="image/jpeg">
          <text:p/>
        </draw:image>
        <svg:desc>Logo, company name

Description automatically generated</svg:desc>
      </draw:frame>
      <draw:frame presentation:style-name="Mpr1" draw:layer="backgroundobjects" svg:width="22.859cm" svg:height="4.678cm" svg:x="5.716cm" svg:y="8.255cm" presentation:class="outline">
        <draw:text-box draw:corner-radius="0.635cm"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479cm" svg:height="3.18cm" svg:x="1.905cm" svg:y="5.075cm" presentation:class="title">
        <draw:text-box>
          <text:p>Click to edit the title text format</text:p>
        </draw:text-box>
      </draw:frame>
      <draw:frame presentation:style-name="Mpr3" draw:text-style-name="MP8" draw:layer="backgroundobjects" svg:width="7.89cm" svg:height="1.313cm" svg:x="12.43cm" svg:y="12.657cm" presentation:class="date-time">
        <draw:text-box>
          <text:p text:style-name="MP7"><presentation:date-time/></text:p>
        </draw:text-box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6" draw:text-style-name="MP5" draw:layer="backgroundobjects" svg:width="33.909cm" svg:height="19.177cm" svg:x="0cm" svg:y="0.001cm">
        <draw:image xlink:href="Pictures/1000000100000DB4000009AFAE0908A6.png" xlink:type="simple" xlink:show="embed" xlink:actuate="onLoad" draw:mime-type="image/png">
          <text:p/>
        </draw:image>
      </draw:frame>
      <draw:frame presentation:style-name="Mpr6" draw:text-style-name="MP9" draw:layer="backgroundobjects" svg:width="30.479cm" svg:height="1.904cm" svg:x="0.67cm" svg:y="0.177cm" presentation:class="title">
        <draw:text-box>
          <text:p><text:span text:style-name="MT1">Click to edit the title text format</text:span></text:p>
        </draw:text-box>
      </draw:frame>
      <draw:frame presentation:style-name="Default-outline1" draw:layer="backgroundobjects" svg:width="30.479cm" svg:height="13.97cm" svg:x="1.271cm" svg:y="3.175cm" presentation:class="outline" presentation:placeholder="true">
        <draw:text-box/>
      </draw:frame>
      <presentation:notes style:page-layout-name="PM2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7" draw:text-style-name="MP5" draw:layer="backgroundobjects" svg:width="33.909cm" svg:height="19.177cm" svg:x="0.001cm" svg:y="0cm">
        <draw:image xlink:href="Pictures/1000000100000DB4000009AF26859527.png" xlink:type="simple" xlink:show="embed" xlink:actuate="onLoad" draw:mime-type="image/png">
          <text:p/>
        </draw:image>
      </draw:frame>
      <draw:frame presentation:style-name="Default_20_1-title" draw:layer="backgroundobjects" svg:width="30.479cm" svg:height="1.803cm" svg:x="0.631cm" svg:y="0.222cm" presentation:class="title" presentation:placeholder="true">
        <draw:text-box/>
      </draw:frame>
      <draw:frame presentation:style-name="Default_20_1-outline1" draw:layer="backgroundobjects" svg:width="30.479cm" svg:height="14.132cm" svg:x="1.235cm" svg:y="3.222cm" presentation:class="outline" presentation:placeholder="true">
        <draw:text-box/>
      </draw:frame>
      <draw:frame presentation:style-name="Mpr9" draw:text-style-name="MP11" draw:layer="backgroundobjects" svg:width="7.89cm" svg:height="0.543cm" svg:x="20.686cm" svg:y="18.508cm">
        <draw:text-box>
          <text:p text:style-name="MP10"><presentation:date-time/></text:p>
        </draw:text-box>
      </draw:frame>
      <draw:frame presentation:style-name="Mpr10" draw:text-style-name="MP13" draw:layer="backgroundobjects" svg:width="10.734cm" svg:height="0.553cm" svg:x="0.001cm" svg:y="18.498cm">
        <draw:text-box>
          <text:p text:style-name="MP12"><presentation:footer/></text:p>
        </draw:text-box>
      </draw:frame>
      <draw:frame presentation:style-name="Mpr9" draw:text-style-name="MP15" draw:layer="backgroundobjects" svg:width="4.134cm" svg:height="0.535cm" svg:x="29.534cm" svg:y="18.549cm">
        <draw:text-box>
          <text:p text:style-name="MP14"><text:page-number>&lt;number&gt;</text:page-number></text:p>
        </draw:text-box>
      </draw:frame>
      <presentation:notes style:page-layout-name="PM2">
        <draw:page-thumbnail presentation:style-name="Default_20_1-title" draw:layer="backgroundobjects" svg:width="0cm" svg:height="0cm" svg:x="0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tion  Title</dc:title>
    <meta:initial-creator>Morales Luna, Giorgio Luigi</meta:initial-creator>
    <meta:editing-cycles>6</meta:editing-cycles>
    <meta:creation-date>2024-08-28T16:35:57</meta:creation-date>
    <dc:date>2024-08-29T11:58:44.428744132</dc:date>
    <meta:editing-duration>PT23M31S</meta:editing-duration>
    <meta:generator>LibreOffice/24.8.0.3$Linux_X86_64 LibreOffice_project/480$Build-3</meta:generator>
    <meta:document-statistic meta:object-count="53"/>
    <meta:user-defined meta:name="AppVersion">16.0000</meta:user-defined>
    <meta:user-defined meta:name="Company">Montana State University</meta:user-defined>
    <meta:user-defined meta:name="Notes" meta:value-type="float">2</meta:user-defined>
    <meta:user-defined meta:name="PresentationFormat">Widescreen</meta:user-defined>
    <meta:user-defined meta:name="Slides" meta:value-type="float">2</meta:user-defined>
  </office:meta>
</office:document-meta>
</file>